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1.1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1cm" fo:min-width="1.1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0.7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6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3cm" fo:min-width="1.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1.106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74cm" svg:height="24.808cm" svg:x="6.877cm" svg:y="2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718cm" svg:height="2.072cm" svg:x="6.899cm" svg:y="25.312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18cm" svg:height="2.072cm" svg:x="6.899cm" svg:y="23.24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18cm" svg:height="2.072cm" svg:x="6.899cm" svg:y="21.16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18cm" svg:height="2.072cm" svg:x="6.899cm" svg:y="19.096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4cm" svg:height="2.074cm" svg:x="6.877cm" svg:y="17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18cm" svg:height="2.072cm" svg:x="6.899cm" svg:y="1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4cm" svg:height="2.072cm" svg:x="6.877cm" svg:y="12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4cm" svg:height="2.071cm" svg:x="6.877cm" svg:y="10.807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29cm" svg:height="2.072cm" svg:x="6.877cm" svg:y="8.735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729cm" svg:height="2.072cm" svg:x="6.877cm" svg:y="6.663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607cm" svg:height="1.422cm" svg:x="5.27cm" svg:y="6.144cm">
          <draw:text-box>
            <text:p><text:span text:style-name="T2">40</text:span></text:p>
          </draw:text-box>
        </draw:frame>
        <draw:frame draw:style-name="gr5" draw:text-style-name="P3" draw:layer="layout" svg:width="1.607cm" svg:height="1.422cm" svg:x="5.27cm" svg:y="8.216cm">
          <draw:text-box>
            <text:p><text:span text:style-name="T2">36</text:span></text:p>
          </draw:text-box>
        </draw:frame>
        <draw:frame draw:style-name="gr6" draw:text-style-name="P3" draw:layer="layout" svg:width="1.607cm" svg:height="1.421cm" svg:x="5.27cm" svg:y="10.328cm">
          <draw:text-box>
            <text:p><text:span text:style-name="T2">32</text:span></text:p>
          </draw:text-box>
        </draw:frame>
        <draw:frame draw:style-name="gr5" draw:text-style-name="P3" draw:layer="layout" svg:width="1.607cm" svg:height="1.422cm" svg:x="5.27cm" svg:y="12.361cm">
          <draw:text-box>
            <text:p><text:span text:style-name="T2">28</text:span></text:p>
          </draw:text-box>
        </draw:frame>
        <draw:frame draw:style-name="gr7" draw:text-style-name="P3" draw:layer="layout" svg:width="1.848cm" svg:height="1.421cm" svg:x="5.334cm" svg:y="14.562cm">
          <draw:text-box>
            <text:p><text:span text:style-name="T2">24</text:span></text:p>
          </draw:text-box>
        </draw:frame>
        <draw:frame draw:style-name="gr5" draw:text-style-name="P3" draw:layer="layout" svg:width="1.607cm" svg:height="1.422cm" svg:x="5.27cm" svg:y="16.505cm">
          <draw:text-box>
            <text:p><text:span text:style-name="T2">20</text:span></text:p>
          </draw:text-box>
        </draw:frame>
        <draw:frame draw:style-name="gr5" draw:text-style-name="P3" draw:layer="layout" svg:width="1.607cm" svg:height="1.422cm" svg:x="5.27cm" svg:y="18.577cm">
          <draw:text-box>
            <text:p><text:span text:style-name="T2">16</text:span></text:p>
          </draw:text-box>
        </draw:frame>
        <draw:frame draw:style-name="gr5" draw:text-style-name="P3" draw:layer="layout" svg:width="1.607cm" svg:height="1.422cm" svg:x="5.27cm" svg:y="20.649cm">
          <draw:text-box>
            <text:p><text:span text:style-name="T2">12</text:span></text:p>
          </draw:text-box>
        </draw:frame>
        <draw:frame draw:style-name="gr8" draw:text-style-name="P3" draw:layer="layout" svg:width="1.137cm" svg:height="1.422cm" svg:x="5.421cm" svg:y="22.656cm">
          <draw:text-box>
            <text:p><text:span text:style-name="T2">8</text:span></text:p>
          </draw:text-box>
        </draw:frame>
        <draw:frame draw:style-name="gr8" draw:text-style-name="P3" draw:layer="layout" svg:width="1.137cm" svg:height="1.422cm" svg:x="5.39cm" svg:y="24.793cm">
          <draw:text-box>
            <text:p><text:span text:style-name="T2">4</text:span></text:p>
          </draw:text-box>
        </draw:frame>
        <draw:frame draw:style-name="gr9" draw:text-style-name="P3" draw:layer="layout" svg:width="0.696cm" svg:height="1.422cm" svg:x="5.39cm" svg:y="26.866cm">
          <draw:text-box>
            <text:p><text:span text:style-name="T2">0</text:span></text:p>
          </draw:text-box>
        </draw:frame>
        <draw:frame draw:style-name="gr10" draw:layer="layout" svg:width="1.772cm" svg:height="0.962cm" svg:x="15.578cm" svg:y="22.748cm">
          <draw:text-box>
            <text:p>ABA</text:p>
          </draw:text-box>
        </draw:frame>
        <draw:frame draw:style-name="gr11" draw:layer="layout" svg:width="1.784cm" svg:height="0.962cm" svg:x="15.597cm" svg:y="16.5cm">
          <draw:text-box>
            <text:p>UA</text:p>
          </draw:text-box>
        </draw:frame>
        <draw:frame draw:style-name="gr12" draw:layer="layout" svg:width="1.806cm" svg:height="0.962cm" svg:x="15.46cm" svg:y="6.204cm">
          <draw:text-box>
            <text:p>SRA</text:p>
          </draw:text-box>
        </draw:frame>
        <draw:custom-shape draw:style-name="gr2" draw:text-style-name="P1" draw:layer="layout" svg:width="6.74cm" svg:height="2.013cm" svg:x="6.877cm" svg:y="4.657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.84cm" svg:height="0.973cm" svg:x="15.66cm" svg:y="12.511cm">
          <draw:text-box>
            <text:p>LTA</text:p>
          </draw:text-box>
        </draw:frame>
        <draw:frame draw:style-name="gr14" draw:text-style-name="P3" draw:layer="layout" svg:width="1.606cm" svg:height="1.422cm" svg:x="5.237cm" svg:y="3.977cm">
          <draw:text-box>
            <text:p><text:span text:style-name="T2">44</text:span></text:p>
          </draw:text-box>
        </draw:frame>
        <draw:custom-shape draw:style-name="gr2" draw:text-style-name="P1" draw:layer="layout" svg:width="6.74cm" svg:height="2.072cm" svg:x="6.877cm" svg:y="2.591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606cm" svg:height="1.422cm" svg:x="5.097cm" svg:y="2cm">
          <draw:text-box>
            <text:p><text:span text:style-name="T2">48</text:span></text:p>
          </draw:text-box>
        </draw:frame>
        <draw:custom-shape draw:style-name="gr15" draw:text-style-name="P1" draw:layer="layout" svg:width="0.5cm" svg:height="8.5cm" svg:x="14.597cm" svg:y="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5cm" svg:height="8.5cm" svg:x="14.597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5cm" svg:height="4cm" svg:x="14.597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5cm" svg:height="4cm" svg:x="14.597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701cm" svg:height="2cm" svg:x="6.877cm" svg:y="12.9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01cm" svg:height="2cm" svg:x="8.578cm" svg:y="12.9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01cm" svg:height="2cm" svg:x="10.27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19cm" svg:height="2cm" svg:x="11.97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cm" svg:height="2cm" svg:x="4.597cm" svg:y="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1.5cm" svg:height="1.75cm" svg:x="3.197cm" svg:y="13.6cm">
          <draw:text-box>
            <text:p>V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09T13:33:52</dc:date>
    <meta:editing-duration>PT02H24M11S</meta:editing-duration>
    <meta:editing-cycles>31</meta:editing-cycles>
    <meta:generator>OpenOffice.org/3.2$Linux OpenOffice.org_project/320m12$Build-9483</meta:generator>
    <meta:document-statistic meta:object-count="40"/>
  </office:meta>
</office:document-meta>
</file>